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Document.Document( File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HTMLDocument.uid( File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Document.HTML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TMLDocument.uid2url( String 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